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91392"/>
    </style:style>
    <style:style style:name="T6" style:family="text">
      <style:text-properties officeooo:rsid="00ead6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6">3</text:span> —— July 2<text:span text:style-name="T6">5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6">Fuzzy Blue</text:span><text:span text:style-name="T5"> Trifold</text:span></text:p>
      <text:p text:style-name="P5">Elastic: .6mm</text:p>
      <text:p text:style-name="P5"/>
      <text:p text:style-name="P6">Montsinger Rewrite Journals can hold one-to-three notebooks. Simply slide them in and out of the elastic band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25T12:32:20.057885479</dc:date>
    <meta:editing-duration>P4DT2H18M51S</meta:editing-duration>
    <meta:editing-cycles>163</meta:editing-cycles>
    <meta:generator>LibreOffice/24.2.5.2$MacOSX_X86_64 LibreOffice_project/bffef4ea93e59bebbeaf7f431bb02b1a39ee8a59</meta:generator>
    <meta:print-date>2024-07-24T19:46:51.703906529</meta:print-date>
    <meta:document-statistic meta:table-count="0" meta:image-count="0" meta:object-count="0" meta:page-count="1" meta:paragraph-count="12" meta:word-count="52" meta:character-count="329" meta:non-whitespace-character-count="286"/>
  </office:meta>
</office:document-meta>
</file>